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Mono NFP" svg:font-family="'JetBrainsMono NFP'"/>
    <style:font-face style:name="JetBrainsMono NFP1" svg:font-family="'JetBrainsMono NFP'" style:font-family-generic="roman" style:font-pitch="variable"/>
    <style:font-face style:name="JetBrainsMono NFP2" svg:font-family="'JetBrainsMono NFP'" style:font-family-generic="swiss" style:font-pitch="variable"/>
    <style:font-face style:name="JetBrainsMono NFP3" svg:font-family="'JetBrainsMono NFP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Mono NFP" svg:font-family="'JetBrainsMono NFP'"/>
    <style:font-face style:name="JetBrainsMono NFP1" svg:font-family="'JetBrainsMono NFP'" style:font-family-generic="roman" style:font-pitch="variable"/>
    <style:font-face style:name="JetBrainsMono NFP2" svg:font-family="'JetBrainsMono NFP'" style:font-family-generic="swiss" style:font-pitch="variable"/>
    <style:font-face style:name="JetBrainsMono NFP3" svg:font-family="'JetBrainsMono NFP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JetBrainsMono NFP1" fo:font-size="12pt" fo:language="es" fo:country="ES" style:letter-kerning="true" style:font-name-asian="Noto Serif CJK SC" style:font-size-asian="10.5pt" style:language-asian="zh" style:country-asian="CN" style:font-name-complex="JetBrainsMono NFP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JetBrainsMono NFP1" fo:font-size="12pt" fo:language="es" fo:country="ES" style:letter-kerning="true" style:font-name-asian="Noto Serif CJK SC" style:font-size-asian="10.5pt" style:language-asian="zh" style:country-asian="CN" style:font-name-complex="JetBrainsMono NFP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JetBrainsMono NFP2" fo:font-family="'JetBrainsMono NFP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JetBrainsMono NFP3" style:font-family-complex="'JetBrainsMono NFP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JetBrainsMono NFP" style:font-family-complex="'JetBrainsMono NFP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JetBrainsMono NFP" style:font-family-complex="'JetBrainsMono NFP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JetBrainsMono NFP" style:font-family-complex="'JetBrainsMono NFP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1:56:51.4705694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1.1$Linux_X86_64 LibreOffice_project/580$Build-1</meta:generator>
  </office:meta>
</office:document-meta>
</file>